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background-color="transparent"/>
    </style:style>
    <style:style style:name="P2" style:family="paragraph" style:parent-style-name="Heading_20_4">
      <style:paragraph-properties fo:margin-left="0cm" fo:margin-right="0cm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7" style:family="paragraph" style:parent-style-name="Text_20_body" style:list-style-name="L4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8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9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0" style:family="paragraph" style:parent-style-name="Text_20_body" style:list-style-name="L7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1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 style:list-style-name="L9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3" style:family="paragraph" style:parent-style-name="Text_20_body" style:list-style-name="L10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4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font-weight="bold" officeooo:rsid="0018d2d9" officeooo:paragraph-rsid="0018d2d9" fo:background-color="transparent" style:font-weight-asian="bold" style:font-weight-complex="bold"/>
    </style:style>
    <style:style style:name="T1" style:family="text">
      <style:text-properties officeooo:rsid="0018d2d9"/>
    </style:style>
    <style:style style:name="T2" style:family="text">
      <style:text-properties officeooo:rsid="001ac2f1"/>
    </style:style>
    <style:style style:name="T3" style:family="text">
      <style:text-properties officeooo:rsid="001c4a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2578da28-7fff-4e2d-b686-9c84edef9d39"/>Название Игры: "Error"</text:h>
      <text:h text:style-name="P2" text:outline-level="4">1. Описание Игры:</text:h>
      <text:p text:style-name="P3">"Error" - это Top Down бродилка с уровнями, в каждом из которых игрок сталкивается с различными багами, которые он должен использовать в свою пользу, чтобы пройти уровень. Игроку предстоит разгадывать головоломки, используя ошибки программирования как инструменты для достижения цели.</text:p>
      <text:h text:style-name="P2" text:outline-level="4">2. Игровой мир:</text:h>
      <text:list text:style-name="L1">
        <text:list-item>
          <text:p text:style-name="P4">ASCII-графика: Простые символы для создания окружения и персонажей.</text:p>
        </text:list-item>
        <text:list-item>
          <text:p text:style-name="P4">Цвета: Чёрный фон, зелёные символы для поддержания стиля.</text:p>
        </text:list-item>
      </text:list>
      <text:h text:style-name="P2" text:outline-level="4">3. Главный Герой:</text:h>
      <text:list text:style-name="L2">
        <text:list-item>
          <text:p text:style-name="P5">ASCII-символы: Игрок представлен в виде ASCII-символа.</text:p>
        </text:list-item>
        <text:list-item>
          <text:p text:style-name="P5">Движения: Простые команды для передвижения вверх, вниз, влево и вправо.</text:p>
        </text:list-item>
      </text:list>
      <text:h text:style-name="P2" text:outline-level="4">4. Игровой Прогресс:</text:h>
      <text:list text:style-name="L3">
        <text:list-item>
          <text:p text:style-name="P6">ASCII-Уровни: Каждый уровень представляет собой новые ASCII-окружения с уникальными багами.</text:p>
        </text:list-item>
        <text:list-item>
          <text:p text:style-name="P6">Сложность: Уровни становятся сложнее по мере продвижения, требуя различных подходов к использованию багов.</text:p>
        </text:list-item>
      </text:list>
      <text:h text:style-name="P2" text:outline-level="4">5. Особенности Игры:</text:h>
      <text:list text:style-name="L4">
        <text:list-item>
          <text:p text:style-name="P7">Баги: Различные программные баги.</text:p>
        </text:list-item>
        <text:list-item>
          <text:p text:style-name="P7">Головоломки: Решение головоломок с использованием багов и ASCII-ландшафтов.</text:p>
        </text:list-item>
      </text:list>
      <text:h text:style-name="P2" text:outline-level="4">6. Арт-стиль:</text:h>
      <text:list text:style-name="L5">
        <text:list-item>
          <text:p text:style-name="P8">Цветовая Палитра: Чёрный фон, зелёные символы.</text:p>
        </text:list-item>
        <text:list-item>
          <text:p text:style-name="P8">Анимации: Простые ASCII-анимации для улучшения визуального восприятия.</text:p>
        </text:list-item>
      </text:list>
      <text:h text:style-name="P2" text:outline-level="4">7. Звуковое Сопровождение:</text:h>
      <text:list text:style-name="L6">
        <text:list-item>
          <text:p text:style-name="P9">Звуки: звуки при взаимодействии с объектами и успешным прохождением уровня.</text:p>
        </text:list-item>
      </text:list>
      <text:p text:style-name="Text_20_body"/>
      <text:h text:style-name="P2" text:outline-level="4">8. Концепция Багов:</text:h>
      <text:list text:style-name="L7">
        <text:list-item>
          <text:p text:style-name="P10">Уникальность: Каждый баг предоставляет уникальные возможности для преодоления препятствий.</text:p>
        </text:list-item>
      </text:list>
      <text:h text:style-name="P2" text:outline-level="4">9. Меню Игры:</text:h>
      <text:list text:style-name="L8">
        <text:list-item>
          <text:p text:style-name="P11">Главное Меню: навигация по уровням, настройки, выход.</text:p>
        </text:list-item>
        <text:list-item>
          <text:p text:style-name="P11">Пауза: Пауза в игре с доступом к настройкам и возможностью вернуться в меню.</text:p>
        </text:list-item>
      </text:list>
      <text:h text:style-name="P2" text:outline-level="4"><text:soft-page-break/>10. Платформы и Технологии:</text:h>
      <text:list text:style-name="L9">
        <text:list-item>
          <text:p text:style-name="P12">Платформы: Pygame для кроссплатформенной разработки игры.</text:p>
        </text:list-item>
      </text:list>
      <text:p text:style-name="P14">11. Распределение Обязанностей:</text:p>
      <text:list text:style-name="L10">
        <text:list-item>
          <text:p text:style-name="P13">Ионов Фёдор: 1. базовые классы (Player, NPC, Tile) 2. ascii графика 3. идеи и уровни с 5 - 10</text:p>
        </text:list-item>
        <text:list-item>
          <text:p text:style-name="P13">Назарцев Кирилл: 1. идеи и уровни с 1 - 4, главное меню, звуки </text:p>
        </text:list-item>
      </text:list>
      <text:p text:style-name="P15">12. Сюжет:</text:p>
      <text:p text:style-name="Standard"><text:tab/><text:span text:style-name="T3">Завязка</text:span>:</text:p>
      <text:p text:style-name="Standard"><text:tab/><text:tab/>В недалеком будущем выдающийся программист и исследователь <text:tab/><text:tab/><text:tab/><text:tab/>искусственного интеллекта, Дрейк Харрис, создает уникальную нейросеть. Эта <text:tab/><text:tab/>нейросеть предназначена исключительно для обнаружения и устранения <text:tab/><text:tab/><text:tab/>программных ошибок на уровне исходного кода. Но Дрейк не предвидел, <text:tab/><text:tab/><text:tab/>насколько далеко зайдет его творение.</text:p>
      <text:p text:style-name="Standard"><text:tab/></text:p>
      <text:p text:style-name="Standard"><text:tab/><text:span text:style-name="T3">Сюжет:</text:span></text:p>
      <text:p text:style-name="Standard"><text:tab/><text:tab/><text:span text:style-name="T3">pas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8:02:05.025780881</meta:creation-date>
    <dc:date>2023-12-29T10:10:08.479120276</dc:date>
    <meta:editing-duration>PT16H8M1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2" meta:paragraph-count="36" meta:word-count="291" meta:character-count="2071" meta:non-whitespace-character-count="1812"/>
  </office:meta>
</office:document-meta>
</file>